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style:font-name="Ubuntu1"/>
    </style:style>
    <style:style style:name="ce17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000000" style:font-name="Ubuntu1"/>
    </style:style>
    <style:style style:name="ce18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2a6099" style:font-name="Ubuntu1"/>
    </style:style>
    <style:style style:name="ce21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3465a4" style:font-name="Ubuntu1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33" style:family="table-cell" style:parent-style-name="Default">
      <style:table-cell-properties fo:border-bottom="0.74pt double-thin #000000" style:border-line-width-bottom="0.018cm 0.004cm 0.018cm" fo:border-left="none" fo:border-right="none" fo:border-top="0.74pt double-thin #000000" style:border-line-width-top="0.018cm 0.004cm 0.018cm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25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26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97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normal" style:font-name-asian="Ubuntu" style:font-size-asian="10pt" style:font-style-asian="normal" style:font-name-complex="Ubuntu" style:font-size-complex="10pt" style:font-style-complex="normal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23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124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25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162" style:family="table-cell" style:parent-style-name="Default" style:data-style-name="N0">
      <style:table-cell-properties fo:border-bottom="0.74pt dotted #b2b2b2" style:text-align-source="fix" style:repeat-content="false" fo:border-left="none" fo:border-right="0.74pt solid #b2b2b2" fo:border-top="0.74pt dotted #b2b2b2"/>
      <style:paragraph-properties fo:text-align="center" fo:margin-left="0cm"/>
      <style:text-properties style:font-name="Ubuntu" style:font-name-asian="Ubuntu" style:font-name-complex="Ubuntu"/>
    </style:style>
    <style:style style:name="ce144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style:font-name="Ubuntu1" style:font-name-asian="Ubuntu" style:font-name-complex="Ubuntu"/>
    </style:style>
    <style:style style:name="ce146" style:family="table-cell" style:parent-style-name="Default">
      <style:table-cell-properties fo:border-bottom="0.74pt dotted #b2b2b2" fo:background-color="#ffffff" fo:border-left="none" fo:border-right="0.74pt solid #b2b2b2" fo:border-top="0.74pt dotted #b2b2b2"/>
      <style:text-properties style:font-name="Ubuntu1"/>
    </style:style>
    <style:style style:name="ce147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fo:color="#2a6099" style:font-name="Ubuntu1" style:font-name-asian="Ubuntu" style:font-name-complex="Ubuntu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151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style:font-name="Ubuntu" style:font-name-asian="Ubuntu" style:font-name-complex="Ubuntu"/>
    </style:style>
    <style:style style:name="ce15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bf0041" style:font-name="Ubuntu" style:font-name-asian="Ubuntu" style:font-name-complex="Ubuntu"/>
    </style:style>
    <style:style style:name="ce17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000000" style:font-name="Ubuntu" style:font-name-asian="Ubuntu" style:font-name-complex="Ubuntu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2" table:number-columns-repeated="6" table:default-cell-style-name="ce5"/>
        <table:table-column table:style-name="co2" table:default-cell-style-name="ce55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ce15" office:value-type="string" calcext:value-type="string">
            <text:p>DWP</text:p>
          </table:table-cell>
          <table:table-cell table:style-name="ce15" office:value-type="string" calcext:value-type="string">
            <text:p>Prudential</text:p>
          </table:table-cell>
          <table:table-cell table:style-name="ce15" office:value-type="string" calcext:value-type="string">
            <text:p>M&amp;G Gh</text:p>
          </table:table-cell>
          <table:table-cell table:style-name="ce15" office:value-type="string" calcext:value-type="string">
            <text:p>M&amp;G Cp </text:p>
          </table:table-cell>
          <table:table-cell table:style-name="ce15" office:value-type="string" calcext:value-type="string">
            <text:p>Aviva Life</text:p>
          </table:table-cell>
          <table:table-cell table:style-name="ce15" office:value-type="string" calcext:value-type="string">
            <text:p>SAGA </text:p>
          </table:table-cell>
          <table:table-cell table:style-name="ce15" office:value-type="string" calcext:value-type="string">
            <text:p>Invesco 1</text:p>
          </table:table-cell>
          <table:table-cell table:style-name="ce15" office:value-type="string" calcext:value-type="string">
            <text:p>Invesco 2</text:p>
          </table:table-cell>
          <table:table-cell table:style-name="ce15" office:value-type="string" calcext:value-type="string">
            <text:p>Invesco 3</text:p>
          </table:table-cell>
          <table:table-cell table:style-name="ce162"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ce16" office:value-type="float" office:value="818.11" calcext:value-type="float">
            <text:p>818.11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ce16"/>
          <table:table-cell table:style-name="ce16" office:value-type="float" office:value="1739.9" calcext:value-type="float">
            <text:p>1739.9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ce16" table:number-columns-repeated="2"/>
          <table:table-cell table:style-name="ce16" office:value-type="float" office:value="28.27" calcext:value-type="float">
            <text:p>28.27</text:p>
          </table:table-cell>
          <table:table-cell table:style-name="ce16" office:value-type="float" office:value="90.97" calcext:value-type="float">
            <text:p>90.97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16" table:number-columns-repeated="2"/>
          <table:table-cell table:style-name="ce16" office:value-type="float" office:value="54.48" calcext:value-type="float">
            <text:p>54.48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ce16" table:number-columns-repeated="2"/>
          <table:table-cell table:style-name="ce16" office:value-type="float" office:value="25.71" calcext:value-type="float">
            <text:p>25.71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/>
          <table:table-cell table:style-name="ce16" office:value-type="float" office:value="28.39" calcext:value-type="float">
            <text:p>28.39</text:p>
          </table:table-cell>
          <table:table-cell table:style-name="ce16" office:value-type="float" office:value="93.34" calcext:value-type="float">
            <text:p>93.34</text:p>
          </table:table-cell>
          <table:table-cell table:style-name="ce16" table:number-columns-repeated="2"/>
          <table:table-cell table:style-name="ce16" office:value-type="float" office:value="29.29" calcext:value-type="float">
            <text:p>29.29</text:p>
          </table:table-cell>
          <table:table-cell table:style-name="ce16" office:value-type="float" office:value="221.75" calcext:value-type="float">
            <text:p>221.75</text:p>
          </table:table-cell>
          <table:table-cell table:style-name="ce16" office:value-type="float" office:value="272.87" calcext:value-type="float">
            <text:p>272.87</text:p>
          </table:table-cell>
          <table:table-cell table:style-name="ce146"/>
          <table:table-cell table:style-name="Default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7.74" calcext:value-type="float">
            <text:p>27.74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ce16"/>
          <table:table-cell table:style-name="ce16" office:value-type="float" office:value="1739.91" calcext:value-type="float">
            <text:p>1739.9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ce16" table:number-columns-repeated="2"/>
          <table:table-cell table:style-name="ce16" office:value-type="float" office:value="23.5" calcext:value-type="float">
            <text:p>23.5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ce16"/>
          <table:table-cell table:style-name="ce16" office:value-type="float" office:value="39.02" calcext:value-type="float">
            <text:p>39.02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4"/>
          <table:table-cell table:style-name="ce16" office:value-type="float" office:value="27.24" calcext:value-type="float">
            <text:p>27.24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ce16"/>
          <table:table-cell table:style-name="ce16" office:value-type="float" office:value="1780.94" calcext:value-type="float">
            <text:p>1780.94</text:p>
          </table:table-cell>
          <table:table-cell table:style-name="ce16" office:value-type="float" office:value="30.07" calcext:value-type="float">
            <text:p>30.07</text:p>
          </table:table-cell>
          <table:table-cell table:style-name="ce16" office:value-type="float" office:value="87.32" calcext:value-type="float">
            <text:p>87.32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ce16"/>
          <table:table-cell table:style-name="ce16" office:value-type="float" office:value="33.07" calcext:value-type="float">
            <text:p>33.07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ce16" table:number-columns-repeated="9"/>
          <table:table-cell table:style-name="ce146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ce16"/>
          <table:table-cell table:style-name="ce16" office:value-type="float" office:value="1790.33" calcext:value-type="float">
            <text:p>1790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ce16" table:number-columns-repeated="2"/>
          <table:table-cell table:style-name="ce16" office:value-type="float" office:value="26.52" calcext:value-type="float">
            <text:p>26.5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ce16"/>
          <table:table-cell table:style-name="ce16" office:value-type="float" office:value="1807.33" calcext:value-type="float">
            <text:p>1807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ce16" table:number-columns-repeated="2"/>
          <table:table-cell table:style-name="ce16" office:value-type="float" office:value="27.32" calcext:value-type="float">
            <text:p>27.3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" calcext:value-type="float">
            <text:p>24.1</text:p>
          </table:table-cell>
          <table:table-cell table:style-name="ce16" office:value-type="float" office:value="92.96" calcext:value-type="float">
            <text:p>92.96</text:p>
          </table:table-cell>
          <table:table-cell table:style-name="ce16" table:number-columns-repeated="2"/>
          <table:table-cell table:style-name="ce16" office:value-type="float" office:value="25.66" calcext:value-type="float">
            <text:p>25.66</text:p>
          </table:table-cell>
          <table:table-cell table:style-name="ce16" office:value-type="float" office:value="194.3" calcext:value-type="float">
            <text:p>194.3</text:p>
          </table:table-cell>
          <table:table-cell table:style-name="ce16" office:value-type="float" office:value="263.58" calcext:value-type="float">
            <text:p>263.58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9" calcext:value-type="float">
            <text:p>24.19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2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76]+1" office:value-type="date" office:date-value="2019-04-06" calcext:value-type="date">
            <text:p>06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77]+1" office:value-type="date" office:date-value="2019-04-07" calcext:value-type="date">
            <text:p>07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8]+1" office:value-type="date" office:date-value="2019-04-08" calcext:value-type="date">
            <text:p>08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9]+1" office:value-type="date" office:date-value="2019-04-09" calcext:value-type="date">
            <text:p>09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0]+1" office:value-type="date" office:date-value="2019-04-10" calcext:value-type="date">
            <text:p>1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1]+1" office:value-type="date" office:date-value="2019-04-11" calcext:value-type="date">
            <text:p>1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2]+1" office:value-type="date" office:date-value="2019-04-12" calcext:value-type="date">
            <text:p>1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3]+1" office:value-type="date" office:date-value="2019-04-13" calcext:value-type="date">
            <text:p>1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4]+1" office:value-type="date" office:date-value="2019-04-14" calcext:value-type="date">
            <text:p>1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5]+1" office:value-type="date" office:date-value="2019-04-15" calcext:value-type="date">
            <text:p>1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6]+1" office:value-type="date" office:date-value="2019-04-16" calcext:value-type="date">
            <text:p>1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7]+1" office:value-type="date" office:date-value="2019-04-17" calcext:value-type="date">
            <text:p>1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8]+1" office:value-type="date" office:date-value="2019-04-18" calcext:value-type="date">
            <text:p>1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9]+1" office:value-type="date" office:date-value="2019-04-19" calcext:value-type="date">
            <text:p>1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0]+1" office:value-type="date" office:date-value="2019-04-20" calcext:value-type="date">
            <text:p>2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1]+1" office:value-type="date" office:date-value="2019-04-21" calcext:value-type="date">
            <text:p>2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2]+1" office:value-type="date" office:date-value="2019-04-22" calcext:value-type="date">
            <text:p>2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3]+1" office:value-type="date" office:date-value="2019-04-23" calcext:value-type="date">
            <text:p>2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4]+1" office:value-type="date" office:date-value="2019-04-24" calcext:value-type="date">
            <text:p>2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5]+1" office:value-type="date" office:date-value="2019-04-25" calcext:value-type="date">
            <text:p>2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6]+1" office:value-type="date" office:date-value="2019-04-26" calcext:value-type="date">
            <text:p>2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7]+1" office:value-type="date" office:date-value="2019-04-27" calcext:value-type="date">
            <text:p>2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8]+1" office:value-type="date" office:date-value="2019-04-28" calcext:value-type="date">
            <text:p>2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9]+1" office:value-type="date" office:date-value="2019-04-29" calcext:value-type="date">
            <text:p>2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0]+1" office:value-type="date" office:date-value="2019-04-30" calcext:value-type="date">
            <text:p>30-Apr-19</text:p>
          </table:table-cell>
          <table:table-cell table:style-name="ce16"/>
          <table:table-cell table:style-name="ce16" office:value-type="float" office:value="1812.13" calcext:value-type="float">
            <text:p>1812.13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1]+1" office:value-type="date" office:date-value="2019-05-01" calcext:value-type="date">
            <text:p>0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2]+1" office:value-type="date" office:date-value="2019-05-02" calcext:value-type="date">
            <text:p>0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3]+1" office:value-type="date" office:date-value="2019-05-03" calcext:value-type="date">
            <text:p>0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4]+1" office:value-type="date" office:date-value="2019-05-04" calcext:value-type="date">
            <text:p>0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5]+1" office:value-type="date" office:date-value="2019-05-05" calcext:value-type="date">
            <text:p>0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6]+1" office:value-type="date" office:date-value="2019-05-06" calcext:value-type="date">
            <text:p>0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7]+1" office:value-type="date" office:date-value="2019-05-07" calcext:value-type="date">
            <text:p>0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8]+1" office:value-type="date" office:date-value="2019-05-08" calcext:value-type="date">
            <text:p>0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9]+1" office:value-type="date" office:date-value="2019-05-09" calcext:value-type="date">
            <text:p>0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0]+1" office:value-type="date" office:date-value="2019-05-10" calcext:value-type="date">
            <text:p>10-May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1]+1" office:value-type="date" office:date-value="2019-05-11" calcext:value-type="date">
            <text:p>1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2]+1" office:value-type="date" office:date-value="2019-05-12" calcext:value-type="date">
            <text:p>1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3]+1" office:value-type="date" office:date-value="2019-05-13" calcext:value-type="date">
            <text:p>1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4]+1" office:value-type="date" office:date-value="2019-05-14" calcext:value-type="date">
            <text:p>1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5]+1" office:value-type="date" office:date-value="2019-05-15" calcext:value-type="date">
            <text:p>1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6]+1" office:value-type="date" office:date-value="2019-05-16" calcext:value-type="date">
            <text:p>1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7]+1" office:value-type="date" office:date-value="2019-05-17" calcext:value-type="date">
            <text:p>1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8]+1" office:value-type="date" office:date-value="2019-05-18" calcext:value-type="date">
            <text:p>1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9]+1" office:value-type="date" office:date-value="2019-05-19" calcext:value-type="date">
            <text:p>1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0]+1" office:value-type="date" office:date-value="2019-05-20" calcext:value-type="date">
            <text:p>20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1]+1" office:value-type="date" office:date-value="2019-05-21" calcext:value-type="date">
            <text:p>2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2]+1" office:value-type="date" office:date-value="2019-05-22" calcext:value-type="date">
            <text:p>2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3]+1" office:value-type="date" office:date-value="2019-05-23" calcext:value-type="date">
            <text:p>2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4]+1" office:value-type="date" office:date-value="2019-05-24" calcext:value-type="date">
            <text:p>2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5]+1" office:value-type="date" office:date-value="2019-05-25" calcext:value-type="date">
            <text:p>2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6]+1" office:value-type="date" office:date-value="2019-05-26" calcext:value-type="date">
            <text:p>2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7]+1" office:value-type="date" office:date-value="2019-05-27" calcext:value-type="date">
            <text:p>2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8]+1" office:value-type="date" office:date-value="2019-05-28" calcext:value-type="date">
            <text:p>2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9]+1" office:value-type="date" office:date-value="2019-05-29" calcext:value-type="date">
            <text:p>2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0]+1" office:value-type="date" office:date-value="2019-05-30" calcext:value-type="date">
            <text:p>30-May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5.87" calcext:value-type="float">
            <text:p>25.87</text:p>
          </table:table-cell>
          <table:table-cell table:style-name="ce24" office:value-type="float" office:value="88.4" calcext:value-type="float">
            <text:p>88.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1]+1" office:value-type="date" office:date-value="2019-05-31" calcext:value-type="date">
            <text:p>3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2]+1" office:value-type="date" office:date-value="2019-06-01" calcext:value-type="date">
            <text:p>0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3]+1" office:value-type="date" office:date-value="2019-06-02" calcext:value-type="date">
            <text:p>0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4]+1" office:value-type="date" office:date-value="2019-06-03" calcext:value-type="date">
            <text:p>0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5]+1" office:value-type="date" office:date-value="2019-06-04" calcext:value-type="date">
            <text:p>0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6]+1" office:value-type="date" office:date-value="2019-06-05" calcext:value-type="date">
            <text:p>0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7]+1" office:value-type="date" office:date-value="2019-06-06" calcext:value-type="date">
            <text:p>06-Jun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8]+1" office:value-type="date" office:date-value="2019-06-07" calcext:value-type="date">
            <text:p>07-Jun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39]+1" office:value-type="date" office:date-value="2019-06-08" calcext:value-type="date">
            <text:p>0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40]+1" office:value-type="date" office:date-value="2019-06-09" calcext:value-type="date">
            <text:p>0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1]+1" office:value-type="date" office:date-value="2019-06-10" calcext:value-type="date">
            <text:p>1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2]+1" office:value-type="date" office:date-value="2019-06-11" calcext:value-type="date">
            <text:p>1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3]+1" office:value-type="date" office:date-value="2019-06-12" calcext:value-type="date">
            <text:p>1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4]+1" office:value-type="date" office:date-value="2019-06-13" calcext:value-type="date">
            <text:p>1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5]+1" office:value-type="date" office:date-value="2019-06-14" calcext:value-type="date">
            <text:p>1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6]+1" office:value-type="date" office:date-value="2019-06-15" calcext:value-type="date">
            <text:p>1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7]+1" office:value-type="date" office:date-value="2019-06-16" calcext:value-type="date">
            <text:p>1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8]+1" office:value-type="date" office:date-value="2019-06-17" calcext:value-type="date">
            <text:p>1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9]+1" office:value-type="date" office:date-value="2019-06-18" calcext:value-type="date">
            <text:p>1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0]+1" office:value-type="date" office:date-value="2019-06-19" calcext:value-type="date">
            <text:p>1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1]+1" office:value-type="date" office:date-value="2019-06-20" calcext:value-type="date">
            <text:p>2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2]+1" office:value-type="date" office:date-value="2019-06-21" calcext:value-type="date">
            <text:p>2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3]+1" office:value-type="date" office:date-value="2019-06-22" calcext:value-type="date">
            <text:p>2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4]+1" office:value-type="date" office:date-value="2019-06-23" calcext:value-type="date">
            <text:p>2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5]+1" office:value-type="date" office:date-value="2019-06-24" calcext:value-type="date">
            <text:p>2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6]+1" office:value-type="date" office:date-value="2019-06-25" calcext:value-type="date">
            <text:p>2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7]+1" office:value-type="date" office:date-value="2019-06-26" calcext:value-type="date">
            <text:p>2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8]+1" office:value-type="date" office:date-value="2019-06-27" calcext:value-type="date">
            <text:p>2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9]+1" office:value-type="date" office:date-value="2019-06-28" calcext:value-type="date">
            <text:p>28-Jun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0.58" calcext:value-type="float">
            <text:p>30.58</text:p>
          </table:table-cell>
          <table:table-cell table:style-name="ce24" table:number-columns-repeated="2"/>
          <table:table-cell table:style-name="ce24" office:value-type="float" office:value="9.08" calcext:value-type="float">
            <text:p>9.0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0]+1" office:value-type="date" office:date-value="2019-06-29" calcext:value-type="date">
            <text:p>2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1]+1" office:value-type="date" office:date-value="2019-06-30" calcext:value-type="date">
            <text:p>3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2]+1" office:value-type="date" office:date-value="2019-07-01" calcext:value-type="date">
            <text:p>01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3]+1" office:value-type="date" office:date-value="2019-07-02" calcext:value-type="date">
            <text:p>02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4]+1" office:value-type="date" office:date-value="2019-07-03" calcext:value-type="date">
            <text:p>03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5]+1" office:value-type="date" office:date-value="2019-07-04" calcext:value-type="date">
            <text:p>04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6]+1" office:value-type="date" office:date-value="2019-07-05" calcext:value-type="date">
            <text:p>05-Jul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5"/>
          <table:table-cell table:style-name="ce97" office:value-type="float" office:value="250" calcext:value-type="float">
            <text:p>250</text:p>
          </table:table-cell>
          <table:table-cell table:style-name="ce25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7]+1" office:value-type="date" office:date-value="2019-07-06" calcext:value-type="date">
            <text:p>06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8]+1" office:value-type="date" office:date-value="2019-07-07" calcext:value-type="date">
            <text:p>07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9]+1" office:value-type="date" office:date-value="2019-07-08" calcext:value-type="date">
            <text:p>08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0]+1" office:value-type="date" office:date-value="2019-07-09" calcext:value-type="date">
            <text:p>09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1]+1" office:value-type="date" office:date-value="2019-07-10" calcext:value-type="date">
            <text:p>10-Jul-19</text:p>
          </table:table-cell>
          <table:table-cell table:style-name="ce16" table:number-columns-repeated="3"/>
          <table:table-cell table:style-name="ce25" table:number-columns-repeated="3"/>
          <table:table-cell table:style-name="ce26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2]+1" office:value-type="date" office:date-value="2019-07-11" calcext:value-type="date">
            <text:p>1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3]+1" office:value-type="date" office:date-value="2019-07-12" calcext:value-type="date">
            <text:p>1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4]+1" office:value-type="date" office:date-value="2019-07-13" calcext:value-type="date">
            <text:p>1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5]+1" office:value-type="date" office:date-value="2019-07-14" calcext:value-type="date">
            <text:p>14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6]+1" office:value-type="date" office:date-value="2019-07-15" calcext:value-type="date">
            <text:p>15-Jul-19</text:p>
          </table:table-cell>
          <table:table-cell table:style-name="ce16" table:number-columns-repeated="3"/>
          <table:table-cell table:style-name="ce24"/>
          <table:table-cell table:style-name="ce25" table:number-columns-repeated="3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7]+1" office:value-type="date" office:date-value="2019-07-16" calcext:value-type="date">
            <text:p>16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8]+1" office:value-type="date" office:date-value="2019-07-17" calcext:value-type="date">
            <text:p>17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9]+1" office:value-type="date" office:date-value="2019-07-18" calcext:value-type="date">
            <text:p>18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0]+1" office:value-type="date" office:date-value="2019-07-19" calcext:value-type="date">
            <text:p>19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1]+1" office:value-type="date" office:date-value="2019-07-20" calcext:value-type="date">
            <text:p>20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2]+1" office:value-type="date" office:date-value="2019-07-21" calcext:value-type="date">
            <text:p>2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3]+1" office:value-type="date" office:date-value="2019-07-22" calcext:value-type="date">
            <text:p>2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4]+1" office:value-type="date" office:date-value="2019-07-23" calcext:value-type="date">
            <text:p>2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5]+1" office:value-type="date" office:date-value="2019-07-24" calcext:value-type="date">
            <text:p>24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6]+1" office:value-type="date" office:date-value="2019-07-25" calcext:value-type="date">
            <text:p>25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7]+1" office:value-type="date" office:date-value="2019-07-26" calcext:value-type="date">
            <text:p>26-Jul-19</text:p>
          </table:table-cell>
          <table:table-cell table:style-name="ce16" table:number-columns-repeated="3"/>
          <table:table-cell table:style-name="ce24" table:number-columns-repeated="4"/>
          <table:table-cell table:style-name="ce125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8]+1" office:value-type="date" office:date-value="2019-07-27" calcext:value-type="date">
            <text:p>27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9]+1" office:value-type="date" office:date-value="2019-07-28" calcext:value-type="date">
            <text:p>28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0]+1" office:value-type="date" office:date-value="2019-07-29" calcext:value-type="date">
            <text:p>29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1]+1" office:value-type="date" office:date-value="2019-07-30" calcext:value-type="date">
            <text:p>30-Jul-19</text:p>
          </table:table-cell>
          <table:table-cell table:style-name="ce16"/>
          <table:table-cell table:style-name="ce16" office:value-type="float" office:value="1812.15" calcext:value-type="float">
            <text:p>1812.1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2]+1" office:value-type="date" office:date-value="2019-07-31" calcext:value-type="date">
            <text:p>31-Jul-19</text:p>
          </table:table-cell>
          <table:table-cell table:style-name="ce16" table:number-columns-repeated="2"/>
          <table:table-cell table:style-name="ce16" office:value-type="float" office:value="23.88" calcext:value-type="float">
            <text:p>23.8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3]+1" office:value-type="date" office:date-value="2019-08-01" calcext:value-type="date">
            <text:p>01-Aug-19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4]+1" office:value-type="date" office:date-value="2019-08-02" calcext:value-type="date">
            <text:p>02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5]+1" office:value-type="date" office:date-value="2019-08-03" calcext:value-type="date">
            <text:p>0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6]+1" office:value-type="date" office:date-value="2019-08-04" calcext:value-type="date">
            <text:p>0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7]+1" office:value-type="date" office:date-value="2019-08-05" calcext:value-type="date">
            <text:p>0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8]+1" office:value-type="date" office:date-value="2019-08-06" calcext:value-type="date">
            <text:p>0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9]+1" office:value-type="date" office:date-value="2019-08-07" calcext:value-type="date">
            <text:p>0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0]+1" office:value-type="date" office:date-value="2019-08-08" calcext:value-type="date">
            <text:p>0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1]+1" office:value-type="date" office:date-value="2019-08-09" calcext:value-type="date">
            <text:p>0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2]+1" office:value-type="date" office:date-value="2019-08-10" calcext:value-type="date">
            <text:p>10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3]+1" office:value-type="date" office:date-value="2019-08-11" calcext:value-type="date">
            <text:p>11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4]+1" office:value-type="date" office:date-value="2019-08-12" calcext:value-type="date">
            <text:p>1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5]+1" office:value-type="date" office:date-value="2019-08-13" calcext:value-type="date">
            <text:p>1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6]+1" office:value-type="date" office:date-value="2019-08-14" calcext:value-type="date">
            <text:p>1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7]+1" office:value-type="date" office:date-value="2019-08-15" calcext:value-type="date">
            <text:p>1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8]+1" office:value-type="date" office:date-value="2019-08-16" calcext:value-type="date">
            <text:p>1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09]+1" office:value-type="date" office:date-value="2019-08-17" calcext:value-type="date">
            <text:p>1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0]+1" office:value-type="date" office:date-value="2019-08-18" calcext:value-type="date">
            <text:p>18-Aug-19</text:p>
          </table:table-cell>
          <table:table-cell table:style-name="ce16" table:number-columns-repeated="3"/>
          <table:table-cell table:style-name="ce25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1]+1" office:value-type="date" office:date-value="2019-08-19" calcext:value-type="date">
            <text:p>1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2]+1" office:value-type="date" office:date-value="2019-08-20" calcext:value-type="date">
            <text:p>20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3]+1" office:value-type="date" office:date-value="2019-08-21" calcext:value-type="date">
            <text:p>2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4]+1" office:value-type="date" office:date-value="2019-08-22" calcext:value-type="date">
            <text:p>2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5]+1" office:value-type="date" office:date-value="2019-08-23" calcext:value-type="date">
            <text:p>2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6]+1" office:value-type="date" office:date-value="2019-08-24" calcext:value-type="date">
            <text:p>24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7]+1" office:value-type="date" office:date-value="2019-08-25" calcext:value-type="date">
            <text:p>2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8]+1" office:value-type="date" office:date-value="2019-08-26" calcext:value-type="date">
            <text:p>26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9]+1" office:value-type="date" office:date-value="2019-08-27" calcext:value-type="date">
            <text:p>2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0]+1" office:value-type="date" office:date-value="2019-08-28" calcext:value-type="date">
            <text:p>2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1]+1" office:value-type="date" office:date-value="2019-08-29" calcext:value-type="date">
            <text:p>2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2]+1" office:value-type="date" office:date-value="2019-08-30" calcext:value-type="date">
            <text:p>30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2.75" calcext:value-type="float">
            <text:p>32.75</text:p>
          </table:table-cell>
          <table:table-cell table:style-name="ce24" office:value-type="float" office:value="93.11" calcext:value-type="float">
            <text:p>93.11</text:p>
          </table:table-cell>
          <table:table-cell table:style-name="ce24" table:number-columns-repeated="2"/>
          <table:table-cell table:style-name="ce24" office:value-type="float" office:value="31.14" calcext:value-type="float">
            <text:p>31.14</text:p>
          </table:table-cell>
          <table:table-cell table:style-name="ce24" office:value-type="float" office:value="235.77" calcext:value-type="float">
            <text:p>235.77</text:p>
          </table:table-cell>
          <table:table-cell table:style-name="ce24" office:value-type="float" office:value="257.1" calcext:value-type="float">
            <text:p>257.1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122" table:formula="of:=[.A523]+1" office:value-type="date" office:date-value="2019-08-31" calcext:value-type="date">
            <text:p>3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24]+1" office:value-type="date" office:date-value="2019-09-01" calcext:value-type="date">
            <text:p>0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5]+1" office:value-type="date" office:date-value="2019-09-02" calcext:value-type="date">
            <text:p>0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6]+1" office:value-type="date" office:date-value="2019-09-03" calcext:value-type="date">
            <text:p>0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7]+1" office:value-type="date" office:date-value="2019-09-04" calcext:value-type="date">
            <text:p>0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8]+1" office:value-type="date" office:date-value="2019-09-05" calcext:value-type="date">
            <text:p>05-Sep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9]+1" office:value-type="date" office:date-value="2019-09-06" calcext:value-type="date">
            <text:p>0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0]+1" office:value-type="date" office:date-value="2019-09-07" calcext:value-type="date">
            <text:p>0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1]+1" office:value-type="date" office:date-value="2019-09-08" calcext:value-type="date">
            <text:p>0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2]+1" office:value-type="date" office:date-value="2019-09-09" calcext:value-type="date">
            <text:p>0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3]+1" office:value-type="date" office:date-value="2019-09-10" calcext:value-type="date">
            <text:p>1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4]+1" office:value-type="date" office:date-value="2019-09-11" calcext:value-type="date">
            <text:p>1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5]+1" office:value-type="date" office:date-value="2019-09-12" calcext:value-type="date">
            <text:p>1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6]+1" office:value-type="date" office:date-value="2019-09-13" calcext:value-type="date">
            <text:p>1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7]+1" office:value-type="date" office:date-value="2019-09-14" calcext:value-type="date">
            <text:p>1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8]+1" office:value-type="date" office:date-value="2019-09-15" calcext:value-type="date">
            <text:p>1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9]+1" office:value-type="date" office:date-value="2019-09-16" calcext:value-type="date">
            <text:p>1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0]+1" office:value-type="date" office:date-value="2019-09-17" calcext:value-type="date">
            <text:p>1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1]+1" office:value-type="date" office:date-value="2019-09-18" calcext:value-type="date">
            <text:p>1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2]+1" office:value-type="date" office:date-value="2019-09-19" calcext:value-type="date">
            <text:p>1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3]+1" office:value-type="date" office:date-value="2019-09-20" calcext:value-type="date">
            <text:p>2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4]+1" office:value-type="date" office:date-value="2019-09-21" calcext:value-type="date">
            <text:p>2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5]+1" office:value-type="date" office:date-value="2019-09-22" calcext:value-type="date">
            <text:p>2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6]+1" office:value-type="date" office:date-value="2019-09-23" calcext:value-type="date">
            <text:p>2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7]+1" office:value-type="date" office:date-value="2019-09-24" calcext:value-type="date">
            <text:p>2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8]+1" office:value-type="date" office:date-value="2019-09-25" calcext:value-type="date">
            <text:p>2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9]+1" office:value-type="date" office:date-value="2019-09-26" calcext:value-type="date">
            <text:p>2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0]+1" office:value-type="date" office:date-value="2019-09-27" calcext:value-type="date">
            <text:p>27-Sep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1]+1" office:value-type="date" office:date-value="2019-09-28" calcext:value-type="date">
            <text:p>2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2]+1" office:value-type="date" office:date-value="2019-09-29" calcext:value-type="date">
            <text:p>2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3]+1" office:value-type="date" office:date-value="2019-09-30" calcext:value-type="date">
            <text:p>30-Sep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4]+1" office:value-type="date" office:date-value="2019-10-01" calcext:value-type="date">
            <text:p>0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5]+1" office:value-type="date" office:date-value="2019-10-02" calcext:value-type="date">
            <text:p>0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6]+1" office:value-type="date" office:date-value="2019-10-03" calcext:value-type="date">
            <text:p>03-Oct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7]+1" office:value-type="date" office:date-value="2019-10-04" calcext:value-type="date">
            <text:p>0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8]+1" office:value-type="date" office:date-value="2019-10-05" calcext:value-type="date">
            <text:p>0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9]+1" office:value-type="date" office:date-value="2019-10-06" calcext:value-type="date">
            <text:p>0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0]+1" office:value-type="date" office:date-value="2019-10-07" calcext:value-type="date">
            <text:p>0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1]+1" office:value-type="date" office:date-value="2019-10-08" calcext:value-type="date">
            <text:p>0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2]+1" office:value-type="date" office:date-value="2019-10-09" calcext:value-type="date">
            <text:p>0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3]+1" office:value-type="date" office:date-value="2019-10-10" calcext:value-type="date">
            <text:p>10-Oct-19</text:p>
          </table:table-cell>
          <table:table-cell table:style-name="ce16" table:number-columns-repeated="3"/>
          <table:table-cell table:style-name="ce26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4]+1" office:value-type="date" office:date-value="2019-10-11" calcext:value-type="date">
            <text:p>1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5]+1" office:value-type="date" office:date-value="2019-10-12" calcext:value-type="date">
            <text:p>1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6]+1" office:value-type="date" office:date-value="2019-10-13" calcext:value-type="date">
            <text:p>1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7]+1" office:value-type="date" office:date-value="2019-10-14" calcext:value-type="date">
            <text:p>1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8]+1" office:value-type="date" office:date-value="2019-10-15" calcext:value-type="date">
            <text:p>1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9]+1" office:value-type="date" office:date-value="2019-10-16" calcext:value-type="date">
            <text:p>1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0]+1" office:value-type="date" office:date-value="2019-10-17" calcext:value-type="date">
            <text:p>1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1]+1" office:value-type="date" office:date-value="2019-10-18" calcext:value-type="date">
            <text:p>1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2]+1" office:value-type="date" office:date-value="2019-10-19" calcext:value-type="date">
            <text:p>1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3]+1" office:value-type="date" office:date-value="2019-10-20" calcext:value-type="date">
            <text:p>20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4]+1" office:value-type="date" office:date-value="2019-10-21" calcext:value-type="date">
            <text:p>2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5]+1" office:value-type="date" office:date-value="2019-10-22" calcext:value-type="date">
            <text:p>2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6]+1" office:value-type="date" office:date-value="2019-10-23" calcext:value-type="date">
            <text:p>2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7]+1" office:value-type="date" office:date-value="2019-10-24" calcext:value-type="date">
            <text:p>2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8]+1" office:value-type="date" office:date-value="2019-10-25" calcext:value-type="date">
            <text:p>25-Oct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9]+1" office:value-type="date" office:date-value="2019-10-26" calcext:value-type="date">
            <text:p>2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80]+1" office:value-type="date" office:date-value="2019-10-27" calcext:value-type="date">
            <text:p>2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1]+1" office:value-type="date" office:date-value="2019-10-28" calcext:value-type="date">
            <text:p>2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2]+1" office:value-type="date" office:date-value="2019-10-29" calcext:value-type="date">
            <text:p>2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3]+1" office:value-type="date" office:date-value="2019-10-30" calcext:value-type="date">
            <text:p>30-Oct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4]+1" office:value-type="date" office:date-value="2019-10-31" calcext:value-type="date">
            <text:p>31-Oct-19</text:p>
          </table:table-cell>
          <table:table-cell table:style-name="ce16" table:number-columns-repeated="2"/>
          <table:table-cell table:style-name="ce16" office:value-type="float" office:value="26.58" calcext:value-type="float">
            <text:p>26.5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5]+1" office:value-type="date" office:date-value="2019-11-01" calcext:value-type="date">
            <text:p>0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6]+1" office:value-type="date" office:date-value="2019-11-02" calcext:value-type="date">
            <text:p>0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7]+1" office:value-type="date" office:date-value="2019-11-03" calcext:value-type="date">
            <text:p>0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8]+1" office:value-type="date" office:date-value="2019-11-04" calcext:value-type="date">
            <text:p>0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9]+1" office:value-type="date" office:date-value="2019-11-05" calcext:value-type="date">
            <text:p>0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0]+1" office:value-type="date" office:date-value="2019-11-06" calcext:value-type="date">
            <text:p>0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1]+1" office:value-type="date" office:date-value="2019-11-07" calcext:value-type="date">
            <text:p>0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2]+1" office:value-type="date" office:date-value="2019-11-08" calcext:value-type="date">
            <text:p>0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3]+1" office:value-type="date" office:date-value="2019-11-09" calcext:value-type="date">
            <text:p>09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4]+1" office:value-type="date" office:date-value="2019-11-10" calcext:value-type="date">
            <text:p>1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5]+1" office:value-type="date" office:date-value="2019-11-11" calcext:value-type="date">
            <text:p>1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6]+1" office:value-type="date" office:date-value="2019-11-12" calcext:value-type="date">
            <text:p>1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7]+1" office:value-type="date" office:date-value="2019-11-13" calcext:value-type="date">
            <text:p>1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8]+1" office:value-type="date" office:date-value="2019-11-14" calcext:value-type="date">
            <text:p>1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9]+1" office:value-type="date" office:date-value="2019-11-15" calcext:value-type="date">
            <text:p>1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0]+1" office:value-type="date" office:date-value="2019-11-16" calcext:value-type="date">
            <text:p>1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1]+1" office:value-type="date" office:date-value="2019-11-17" calcext:value-type="date">
            <text:p>1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2]+1" office:value-type="date" office:date-value="2019-11-18" calcext:value-type="date">
            <text:p>1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3]+1" office:value-type="date" office:date-value="2019-11-19" calcext:value-type="date">
            <text:p>19-Nov-1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4]+1" office:value-type="date" office:date-value="2019-11-20" calcext:value-type="date">
            <text:p>2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5]+1" office:value-type="date" office:date-value="2019-11-21" calcext:value-type="date">
            <text:p>2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6]+1" office:value-type="date" office:date-value="2019-11-22" calcext:value-type="date">
            <text:p>22-Nov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2"/>
          <table:table-cell table:style-name="ce24" office:value-type="float" office:value="11.8" calcext:value-type="float">
            <text:p>11.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7]+1" office:value-type="date" office:date-value="2019-11-23" calcext:value-type="date">
            <text:p>2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8]+1" office:value-type="date" office:date-value="2019-11-24" calcext:value-type="date">
            <text:p>2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9]+1" office:value-type="date" office:date-value="2019-11-25" calcext:value-type="date">
            <text:p>25-Nov-19</text:p>
          </table:table-cell>
          <table:table-cell table:style-name="ce16" table:number-columns-repeated="3"/>
          <table:table-cell table:style-name="ce24" table:number-columns-repeated="2"/>
          <table:table-cell table:style-name="ce25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0]+1" office:value-type="date" office:date-value="2019-11-26" calcext:value-type="date">
            <text:p>2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1]+1" office:value-type="date" office:date-value="2019-11-27" calcext:value-type="date">
            <text:p>2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2]+1" office:value-type="date" office:date-value="2019-11-28" calcext:value-type="date">
            <text:p>2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3]+1" office:value-type="date" office:date-value="2019-11-29" calcext:value-type="date">
            <text:p>29-Nov-19</text:p>
          </table:table-cell>
          <table:table-cell table:style-name="ce16"/>
          <table:table-cell table:style-name="ce16" office:value-type="float" office:value="1848.21" calcext:value-type="float">
            <text:p>1848.21</text:p>
          </table:table-cell>
          <table:table-cell table:style-name="ce16" office:value-type="float" office:value="24.68" calcext:value-type="float">
            <text:p>24.68</text:p>
          </table:table-cell>
          <table:table-cell table:style-name="ce24" office:value-type="float" office:value="89.44" calcext:value-type="float">
            <text:p>89.4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4]+1" office:value-type="date" office:date-value="2019-11-30" calcext:value-type="date">
            <text:p>3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5]+1" office:value-type="date" office:date-value="2019-12-01" calcext:value-type="date">
            <text:p>0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6]+1" office:value-type="date" office:date-value="2019-12-02" calcext:value-type="date">
            <text:p>02-Dec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7]+1" office:value-type="date" office:date-value="2019-12-03" calcext:value-type="date">
            <text:p>0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8]+1" office:value-type="date" office:date-value="2019-12-04" calcext:value-type="date">
            <text:p>0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9]+1" office:value-type="date" office:date-value="2019-12-05" calcext:value-type="date">
            <text:p>05-Dec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0]+1" office:value-type="date" office:date-value="2019-12-06" calcext:value-type="date">
            <text:p>0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1]+1" office:value-type="date" office:date-value="2019-12-07" calcext:value-type="date">
            <text:p>0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2]+1" office:value-type="date" office:date-value="2019-12-08" calcext:value-type="date">
            <text:p>0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3]+1" office:value-type="date" office:date-value="2019-12-09" calcext:value-type="date">
            <text:p>0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4]+1" office:value-type="date" office:date-value="2019-12-10" calcext:value-type="date">
            <text:p>10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5]+1" office:value-type="date" office:date-value="2019-12-11" calcext:value-type="date">
            <text:p>11-Dec-19</text:p>
          </table:table-cell>
          <table:table-cell table:style-name="ce16"/>
          <table:table-cell table:style-name="ce16" office:value-type="float" office:value="35.99" calcext:value-type="float">
            <text:p>35.99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6]+1" office:value-type="date" office:date-value="2019-12-12" calcext:value-type="date">
            <text:p>1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7]+1" office:value-type="date" office:date-value="2019-12-13" calcext:value-type="date">
            <text:p>1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8]+1" office:value-type="date" office:date-value="2019-12-14" calcext:value-type="date">
            <text:p>1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9]+1" office:value-type="date" office:date-value="2019-12-15" calcext:value-type="date">
            <text:p>1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0]+1" office:value-type="date" office:date-value="2019-12-16" calcext:value-type="date">
            <text:p>1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1]+1" office:value-type="date" office:date-value="2019-12-17" calcext:value-type="date">
            <text:p>1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2]+1" office:value-type="date" office:date-value="2019-12-18" calcext:value-type="date">
            <text:p>1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3]+1" office:value-type="date" office:date-value="2019-12-19" calcext:value-type="date">
            <text:p>1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4]+1" office:value-type="date" office:date-value="2019-12-20" calcext:value-type="date">
            <text:p>20-Dec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5]+1" office:value-type="date" office:date-value="2019-12-21" calcext:value-type="date">
            <text:p>2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6]+1" office:value-type="date" office:date-value="2019-12-22" calcext:value-type="date">
            <text:p>2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7]+1" office:value-type="date" office:date-value="2019-12-23" calcext:value-type="date">
            <text:p>2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8]+1" office:value-type="date" office:date-value="2019-12-24" calcext:value-type="date">
            <text:p>2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9]+1" office:value-type="date" office:date-value="2019-12-25" calcext:value-type="date">
            <text:p>2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0]+1" office:value-type="date" office:date-value="2019-12-26" calcext:value-type="date">
            <text:p>2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1]+1" office:value-type="date" office:date-value="2019-12-27" calcext:value-type="date">
            <text:p>2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2]+1" office:value-type="date" office:date-value="2019-12-28" calcext:value-type="date">
            <text:p>2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3]+1" office:value-type="date" office:date-value="2019-12-29" calcext:value-type="date">
            <text:p>2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4]+1" office:value-type="date" office:date-value="2019-12-30" calcext:value-type="date">
            <text:p>30-Dec-19</text:p>
          </table:table-cell>
          <table:table-cell table:style-name="ce16"/>
          <table:table-cell table:style-name="ce16" office:value-type="float" office:value="1849.63" calcext:value-type="float">
            <text:p>1849.63</text:p>
          </table:table-cell>
          <table:table-cell table:style-name="ce16" office:value-type="float" office:value="25.35" calcext:value-type="float">
            <text:p>25.3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5]+1" office:value-type="date" office:date-value="2019-12-31" calcext:value-type="date">
            <text:p>3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6]+1" office:value-type="date" office:date-value="2020-01-01" calcext:value-type="date">
            <text:p>0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7]+1" office:value-type="date" office:date-value="2020-01-02" calcext:value-type="date">
            <text:p>0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8]+1" office:value-type="date" office:date-value="2020-01-03" calcext:value-type="date">
            <text:p>0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9]+1" office:value-type="date" office:date-value="2020-01-04" calcext:value-type="date">
            <text:p>0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0]+1" office:value-type="date" office:date-value="2020-01-05" calcext:value-type="date">
            <text:p>0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1]+1" office:value-type="date" office:date-value="2020-01-06" calcext:value-type="date">
            <text:p>0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2]+1" office:value-type="date" office:date-value="2020-01-07" calcext:value-type="date">
            <text:p>07-Jan-20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3]+1" office:value-type="date" office:date-value="2020-01-08" calcext:value-type="date">
            <text:p>0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4]+1" office:value-type="date" office:date-value="2020-01-09" calcext:value-type="date">
            <text:p>0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5]+1" office:value-type="date" office:date-value="2020-01-10" calcext:value-type="date">
            <text:p>1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6]+1" office:value-type="date" office:date-value="2020-01-11" calcext:value-type="date">
            <text:p>1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7]+1" office:value-type="date" office:date-value="2020-01-12" calcext:value-type="date">
            <text:p>1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8]+1" office:value-type="date" office:date-value="2020-01-13" calcext:value-type="date">
            <text:p>1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9]+1" office:value-type="date" office:date-value="2020-01-14" calcext:value-type="date">
            <text:p>1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0]+1" office:value-type="date" office:date-value="2020-01-15" calcext:value-type="date">
            <text:p>1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1]+1" office:value-type="date" office:date-value="2020-01-16" calcext:value-type="date">
            <text:p>1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2]+1" office:value-type="date" office:date-value="2020-01-17" calcext:value-type="date">
            <text:p>17-Jan-20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3]+1" office:value-type="date" office:date-value="2020-01-18" calcext:value-type="date">
            <text:p>1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4]+1" office:value-type="date" office:date-value="2020-01-19" calcext:value-type="date">
            <text:p>1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5]+1" office:value-type="date" office:date-value="2020-01-20" calcext:value-type="date">
            <text:p>2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6]+1" office:value-type="date" office:date-value="2020-01-21" calcext:value-type="date">
            <text:p>2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7]+1" office:value-type="date" office:date-value="2020-01-22" calcext:value-type="date">
            <text:p>2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8]+1" office:value-type="date" office:date-value="2020-01-23" calcext:value-type="date">
            <text:p>2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9]+1" office:value-type="date" office:date-value="2020-01-24" calcext:value-type="date">
            <text:p>2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0]+1" office:value-type="date" office:date-value="2020-01-25" calcext:value-type="date">
            <text:p>2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1]+1" office:value-type="date" office:date-value="2020-01-26" calcext:value-type="date">
            <text:p>2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2]+1" office:value-type="date" office:date-value="2020-01-27" calcext:value-type="date">
            <text:p>27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3]+1" office:value-type="date" office:date-value="2020-01-28" calcext:value-type="date">
            <text:p>2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4]+1" office:value-type="date" office:date-value="2020-01-29" calcext:value-type="date">
            <text:p>2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5]+1" office:value-type="date" office:date-value="2020-01-30" calcext:value-type="date">
            <text:p>30-Jan-20</text:p>
          </table:table-cell>
          <table:table-cell table:style-name="ce16"/>
          <table:table-cell table:style-name="ce16" office:value-type="float" office:value="1871.43" calcext:value-type="float">
            <text:p>1871.43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6]+1" office:value-type="date" office:date-value="2020-01-31" calcext:value-type="date">
            <text:p>31-Jan-20</text:p>
          </table:table-cell>
          <table:table-cell table:style-name="ce16" table:number-columns-repeated="2"/>
          <table:table-cell table:style-name="ce16" office:value-type="float" office:value="26.8" calcext:value-type="float">
            <text:p>26.8</text:p>
          </table:table-cell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7]+1" office:value-type="date" office:date-value="2020-02-01" calcext:value-type="date">
            <text:p>0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8]+1" office:value-type="date" office:date-value="2020-02-02" calcext:value-type="date">
            <text:p>0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9]+1" office:value-type="date" office:date-value="2020-02-03" calcext:value-type="date">
            <text:p>0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0]+1" office:value-type="date" office:date-value="2020-02-04" calcext:value-type="date">
            <text:p>0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1]+1" office:value-type="date" office:date-value="2020-02-05" calcext:value-type="date">
            <text:p>0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2]+1" office:value-type="date" office:date-value="2020-02-06" calcext:value-type="date">
            <text:p>0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3]+1" office:value-type="date" office:date-value="2020-02-07" calcext:value-type="date">
            <text:p>0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4]+1" office:value-type="date" office:date-value="2020-02-08" calcext:value-type="date">
            <text:p>0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5]+1" office:value-type="date" office:date-value="2020-02-09" calcext:value-type="date">
            <text:p>0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6]+1" office:value-type="date" office:date-value="2020-02-10" calcext:value-type="date">
            <text:p>1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7]+1" office:value-type="date" office:date-value="2020-02-11" calcext:value-type="date">
            <text:p>1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8]+1" office:value-type="date" office:date-value="2020-02-12" calcext:value-type="date">
            <text:p>1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9]+1" office:value-type="date" office:date-value="2020-02-13" calcext:value-type="date">
            <text:p>1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0]+1" office:value-type="date" office:date-value="2020-02-14" calcext:value-type="date">
            <text:p>14-Feb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1]+1" office:value-type="date" office:date-value="2020-02-15" calcext:value-type="date">
            <text:p>1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2]+1" office:value-type="date" office:date-value="2020-02-16" calcext:value-type="date">
            <text:p>1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Default"/>
          <table:table-cell table:number-columns-repeated="52"/>
        </table:table-row>
        <table:table-row table:style-name="ro1">
          <table:table-cell table:style-name="ce37" table:formula="of:=[.A693]+1" office:value-type="date" office:date-value="2020-02-17" calcext:value-type="date">
            <text:p>1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37" table:formula="of:=[.A694]+1" office:value-type="date" office:date-value="2020-02-18" calcext:value-type="date">
            <text:p>1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5]+1" office:value-type="date" office:date-value="2020-02-19" calcext:value-type="date">
            <text:p>1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6]+1" office:value-type="date" office:date-value="2020-02-20" calcext:value-type="date">
            <text:p>2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7]+1" office:value-type="date" office:date-value="2020-02-21" calcext:value-type="date">
            <text:p>2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8]+1" office:value-type="date" office:date-value="2020-02-22" calcext:value-type="date">
            <text:p>2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9]+1" office:value-type="date" office:date-value="2020-02-23" calcext:value-type="date">
            <text:p>2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0]+1" office:value-type="date" office:date-value="2020-02-24" calcext:value-type="date">
            <text:p>2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1]+1" office:value-type="date" office:date-value="2020-02-25" calcext:value-type="date">
            <text:p>2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2]+1" office:value-type="date" office:date-value="2020-02-26" calcext:value-type="date">
            <text:p>2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3]+1" office:value-type="date" office:date-value="2020-02-27" calcext:value-type="date">
            <text:p>2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4]+1" office:value-type="date" office:date-value="2020-02-28" calcext:value-type="date">
            <text:p>28-Feb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7.27" calcext:value-type="float">
            <text:p>27.27</text:p>
          </table:table-cell>
          <table:table-cell table:style-name="ce24" office:value-type="float" office:value="84.28" calcext:value-type="float">
            <text:p>84.28</text:p>
          </table:table-cell>
          <table:table-cell table:style-name="ce24" table:number-columns-repeated="2"/>
          <table:table-cell table:style-name="ce24" office:value-type="float" office:value="275.6" calcext:value-type="float">
            <text:p>275.6</text:p>
          </table:table-cell>
          <table:table-cell table:style-name="ce24" office:value-type="float" office:value="183.22" calcext:value-type="float">
            <text:p>183.22</text:p>
          </table:table-cell>
          <table:table-cell table:style-name="ce24" office:value-type="float" office:value="24.2" calcext:value-type="float">
            <text:p>24.2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52" table:formula="of:=[.A705]+1" office:value-type="date" office:date-value="2020-02-29" calcext:value-type="date">
            <text:p>2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06]+1" office:value-type="date" office:date-value="2020-03-01" calcext:value-type="date">
            <text:p>0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7]+1" office:value-type="date" office:date-value="2020-03-02" calcext:value-type="date">
            <text:p>0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8]+1" office:value-type="date" office:date-value="2020-03-03" calcext:value-type="date">
            <text:p>0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9]+1" office:value-type="date" office:date-value="2020-03-04" calcext:value-type="date">
            <text:p>0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0]+1" office:value-type="date" office:date-value="2020-03-05" calcext:value-type="date">
            <text:p>0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1]+1" office:value-type="date" office:date-value="2020-03-06" calcext:value-type="date">
            <text:p>0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2]+1" office:value-type="date" office:date-value="2020-03-07" calcext:value-type="date">
            <text:p>0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3]+1" office:value-type="date" office:date-value="2020-03-08" calcext:value-type="date">
            <text:p>0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4]+1" office:value-type="date" office:date-value="2020-03-09" calcext:value-type="date">
            <text:p>0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5]+1" office:value-type="date" office:date-value="2020-03-10" calcext:value-type="date">
            <text:p>1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6]+1" office:value-type="date" office:date-value="2020-03-11" calcext:value-type="date">
            <text:p>1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7]+1" office:value-type="date" office:date-value="2020-03-12" calcext:value-type="date">
            <text:p>1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8]+1" office:value-type="date" office:date-value="2020-03-13" calcext:value-type="date">
            <text:p>13-Mar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9]+1" office:value-type="date" office:date-value="2020-03-14" calcext:value-type="date">
            <text:p>1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20]+1" office:value-type="date" office:date-value="2020-03-15" calcext:value-type="date">
            <text:p>1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1]+1" office:value-type="date" office:date-value="2020-03-16" calcext:value-type="date">
            <text:p>1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Default"/>
          <table:table-cell table:style-name="ce147" office:value-type="float" office:value="4334" calcext:value-type="float">
            <text:p>4334</text:p>
          </table:table-cell>
          <table:table-cell table:style-name="ce151" table:formula="of:=[.L722]-[.C705]-[.B719]" office:value-type="float" office:value="1599.93" calcext:value-type="float">
            <text:p>1599.93</text:p>
          </table:table-cell>
          <table:table-cell table:number-columns-repeated="51"/>
        </table:table-row>
        <table:table-row table:style-name="ro1">
          <table:table-cell table:style-name="ce37" table:formula="of:=[.A722]+1" office:value-type="date" office:date-value="2020-03-17" calcext:value-type="date">
            <text:p>1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3]+1" office:value-type="date" office:date-value="2020-03-18" calcext:value-type="date">
            <text:p>1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060" calcext:value-type="float">
            <text:p>1060</text:p>
          </table:table-cell>
          <table:table-cell table:number-columns-repeated="51"/>
        </table:table-row>
        <table:table-row table:style-name="ro1">
          <table:table-cell table:style-name="ce37" table:formula="of:=[.A724]+1" office:value-type="date" office:date-value="2020-03-19" calcext:value-type="date">
            <text:p>1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5]+1" office:value-type="date" office:date-value="2020-03-20" calcext:value-type="date">
            <text:p>2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6]+1" office:value-type="date" office:date-value="2020-03-21" calcext:value-type="date">
            <text:p>2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7]+1" office:value-type="date" office:date-value="2020-03-22" calcext:value-type="date">
            <text:p>2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8]+1" office:value-type="date" office:date-value="2020-03-23" calcext:value-type="date">
            <text:p>2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9]+1" office:value-type="date" office:date-value="2020-03-24" calcext:value-type="date">
            <text:p>2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53" table:formula="of:=[.M722]+SUM([.M724:.M728])" office:value-type="float" office:value="3309.93" calcext:value-type="float">
            <text:p>3309.93</text:p>
          </table:table-cell>
          <table:table-cell table:number-columns-repeated="51"/>
        </table:table-row>
        <table:table-row table:style-name="ro1">
          <table:table-cell table:style-name="ce37" table:formula="of:=[.A730]+1" office:value-type="date" office:date-value="2020-03-25" calcext:value-type="date">
            <text:p>2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1]+1" office:value-type="date" office:date-value="2020-03-26" calcext:value-type="date">
            <text:p>2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2]+1" office:value-type="date" office:date-value="2020-03-27" calcext:value-type="date">
            <text:p>2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3]+1" office:value-type="date" office:date-value="2020-03-28" calcext:value-type="date">
            <text:p>2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4]+1" office:value-type="date" office:date-value="2020-03-29" calcext:value-type="date">
            <text:p>2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5]+1" office:value-type="date" office:date-value="2020-03-30" calcext:value-type="date">
            <text:p>3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6]+1" office:value-type="date" office:date-value="2020-03-31" calcext:value-type="date">
            <text:p>31-Mar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6.45" calcext:value-type="float">
            <text:p>26.4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7]+1" office:value-type="date" office:date-value="2020-04-01" calcext:value-type="date">
            <text:p>0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8]+1" office:value-type="date" office:date-value="2020-04-02" calcext:value-type="date">
            <text:p>0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9]+1" office:value-type="date" office:date-value="2020-04-03" calcext:value-type="date">
            <text:p>0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0]+1" office:value-type="date" office:date-value="2020-04-04" calcext:value-type="date">
            <text:p>0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1]+1" office:value-type="date" office:date-value="2020-04-05" calcext:value-type="date">
            <text:p>0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2]+1" office:value-type="date" office:date-value="2020-04-06" calcext:value-type="date">
            <text:p>0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3]+1" office:value-type="date" office:date-value="2020-04-07" calcext:value-type="date">
            <text:p>0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4]+1" office:value-type="date" office:date-value="2020-04-08" calcext:value-type="date">
            <text:p>0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5]+1" office:value-type="date" office:date-value="2020-04-09" calcext:value-type="date">
            <text:p>0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6]+1" office:value-type="date" office:date-value="2020-04-10" calcext:value-type="date">
            <text:p>10-Apr-20</text:p>
          </table:table-cell>
          <table:table-cell table:style-name="ce17" office:value-type="float" office:value="869.87" calcext:value-type="float">
            <text:p>869.87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7]+1" office:value-type="date" office:date-value="2020-04-11" calcext:value-type="date">
            <text:p>1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8]+1" office:value-type="date" office:date-value="2020-04-12" calcext:value-type="date">
            <text:p>1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9]+1" office:value-type="date" office:date-value="2020-04-13" calcext:value-type="date">
            <text:p>1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0]+1" office:value-type="date" office:date-value="2020-04-14" calcext:value-type="date">
            <text:p>1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1]+1" office:value-type="date" office:date-value="2020-04-15" calcext:value-type="date">
            <text:p>1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2]+1" office:value-type="date" office:date-value="2020-04-16" calcext:value-type="date">
            <text:p>1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style-name="ce151" table:formula="of:=[.L753]-[.C737]-[.B747]" office:value-type="float" office:value="1592.9" calcext:value-type="float">
            <text:p>1592.9</text:p>
          </table:table-cell>
          <table:table-cell table:number-columns-repeated="51"/>
        </table:table-row>
        <table:table-row table:style-name="ro1">
          <table:table-cell table:style-name="ce37" table:formula="of:=[.A753]+1" office:value-type="date" office:date-value="2020-04-17" calcext:value-type="date">
            <text:p>1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54]+1" office:value-type="date" office:date-value="2020-04-18" calcext:value-type="date">
            <text:p>1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52" table:formula="of:=[.A755]+1" office:value-type="date" office:date-value="2020-04-19" calcext:value-type="date">
            <text:p>1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6]+1" office:value-type="date" office:date-value="2020-04-20" calcext:value-type="date">
            <text:p>20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7]+1" office:value-type="date" office:date-value="2020-04-21" calcext:value-type="date">
            <text:p>2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8]+1" office:value-type="date" office:date-value="2020-04-22" calcext:value-type="date">
            <text:p>2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9]+1" office:value-type="date" office:date-value="2020-04-23" calcext:value-type="date">
            <text:p>2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0]+1" office:value-type="date" office:date-value="2020-04-24" calcext:value-type="date">
            <text:p>2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1]+1" office:value-type="date" office:date-value="2020-04-25" calcext:value-type="date">
            <text:p>2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2]+1" office:value-type="date" office:date-value="2020-04-26" calcext:value-type="date">
            <text:p>2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3]+1" office:value-type="date" office:date-value="2020-04-27" calcext:value-type="date">
            <text:p>2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4]+1" office:value-type="date" office:date-value="2020-04-28" calcext:value-type="date">
            <text:p>28-Apr-20</text:p>
          </table:table-cell>
          <table:table-cell table:style-name="ce16" office:value-type="float" office:value="531.39" calcext:value-type="float">
            <text:p>531.39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5]+1" office:value-type="date" office:date-value="2020-04-29" calcext:value-type="date">
            <text:p>2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6]+1" office:value-type="date" office:date-value="2020-04-30" calcext:value-type="date">
            <text:p>30-Apr-20</text:p>
          </table:table-cell>
          <table:table-cell table:style-name="ce16"/>
          <table:table-cell table:style-name="ce17" office:value-type="float" office:value="1865.23" calcext:value-type="float">
            <text:p>1865.23</text:p>
          </table:table-cell>
          <table:table-cell table:style-name="ce16" office:value-type="float" office:value="33.36" calcext:value-type="float">
            <text:p>33.36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7]+1" office:value-type="date" office:date-value="2020-05-01" calcext:value-type="date">
            <text:p>0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8]+1" office:value-type="date" office:date-value="2020-05-02" calcext:value-type="date">
            <text:p>0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9]+1" office:value-type="date" office:date-value="2020-05-03" calcext:value-type="date">
            <text:p>0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0]+1" office:value-type="date" office:date-value="2020-05-04" calcext:value-type="date">
            <text:p>0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1]+1" office:value-type="date" office:date-value="2020-05-05" calcext:value-type="date">
            <text:p>0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2]+1" office:value-type="date" office:date-value="2020-05-06" calcext:value-type="date">
            <text:p>0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3]+1" office:value-type="date" office:date-value="2020-05-07" calcext:value-type="date">
            <text:p>07-May-20</text:p>
          </table:table-cell>
          <table:table-cell table:style-name="ce16" office:value-type="float" office:value="890.96" calcext:value-type="float">
            <text:p>890.96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4]+1" office:value-type="date" office:date-value="2020-05-08" calcext:value-type="date">
            <text:p>08-May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5]+1" office:value-type="date" office:date-value="2020-05-09" calcext:value-type="date">
            <text:p>0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6]+1" office:value-type="date" office:date-value="2020-05-10" calcext:value-type="date">
            <text:p>1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7]+1" office:value-type="date" office:date-value="2020-05-11" calcext:value-type="date">
            <text:p>1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8]+1" office:value-type="date" office:date-value="2020-05-12" calcext:value-type="date">
            <text:p>1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9]+1" office:value-type="date" office:date-value="2020-05-13" calcext:value-type="date">
            <text:p>1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0]+1" office:value-type="date" office:date-value="2020-05-14" calcext:value-type="date">
            <text:p>1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1]+1" office:value-type="date" office:date-value="2020-05-15" calcext:value-type="date">
            <text:p>1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2]+1" office:value-type="date" office:date-value="2020-05-16" calcext:value-type="date">
            <text:p>1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52" table:formula="of:=[.A783]+1" office:value-type="date" office:date-value="2020-05-17" calcext:value-type="date">
            <text:p>1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4]+1" office:value-type="date" office:date-value="2020-05-18" calcext:value-type="date">
            <text:p>1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5]+1" office:value-type="date" office:date-value="2020-05-19" calcext:value-type="date">
            <text:p>1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6]+1" office:value-type="date" office:date-value="2020-05-20" calcext:value-type="date">
            <text:p>2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7]+1" office:value-type="date" office:date-value="2020-05-21" calcext:value-type="date">
            <text:p>2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8]+1" office:value-type="date" office:date-value="2020-05-22" calcext:value-type="date">
            <text:p>22-May-20</text:p>
          </table:table-cell>
          <table:table-cell table:style-name="ce16" office:value-type="float" office:value="238.8" calcext:value-type="float">
            <text:p>238.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9]+1" office:value-type="date" office:date-value="2020-05-23" calcext:value-type="date">
            <text:p>2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0]+1" office:value-type="date" office:date-value="2020-05-24" calcext:value-type="date">
            <text:p>2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1]+1" office:value-type="date" office:date-value="2020-05-25" calcext:value-type="date">
            <text:p>2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2]+1" office:value-type="date" office:date-value="2020-05-26" calcext:value-type="date">
            <text:p>2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3]+1" office:value-type="date" office:date-value="2020-05-27" calcext:value-type="date">
            <text:p>2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4]+1" office:value-type="date" office:date-value="2020-05-28" calcext:value-type="date">
            <text:p>2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5]+1" office:value-type="date" office:date-value="2020-05-29" calcext:value-type="date">
            <text:p>29-May-20</text:p>
          </table:table-cell>
          <table:table-cell table:style-name="ce16"/>
          <table:table-cell table:style-name="ce17" office:value-type="float" office:value="1865.46" calcext:value-type="float">
            <text:p>1865.46</text:p>
          </table:table-cell>
          <table:table-cell table:style-name="ce16" office:value-type="float" office:value="24.04" calcext:value-type="float">
            <text:p>24.04</text:p>
          </table:table-cell>
          <table:table-cell table:style-name="ce24" office:value-type="float" office:value="82.08" calcext:value-type="float">
            <text:p>82.08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/>
          <table:table-cell office:value-type="float" office:value="5322.14" calcext:value-type="float">
            <text:p>5322.14</text:p>
          </table:table-cell>
          <table:table-cell table:number-columns-repeated="51"/>
        </table:table-row>
        <table:table-row table:style-name="ro1">
          <table:table-cell table:style-name="ce52" table:formula="of:=[.A796]+1" office:value-type="date" office:date-value="2020-05-30" calcext:value-type="date">
            <text:p>3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7]+1" office:value-type="date" office:date-value="2020-05-31" calcext:value-type="date">
            <text:p>3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8]+1" office:value-type="date" office:date-value="2020-06-01" calcext:value-type="date">
            <text:p>0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9]+1" office:value-type="date" office:date-value="2020-06-02" calcext:value-type="date">
            <text:p>0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0]+1" office:value-type="date" office:date-value="2020-06-03" calcext:value-type="date">
            <text:p>0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1]+1" office:value-type="date" office:date-value="2020-06-04" calcext:value-type="date">
            <text:p>0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2]+1" office:value-type="date" office:date-value="2020-06-05" calcext:value-type="date">
            <text:p>05-Jun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3]+1" office:value-type="date" office:date-value="2020-06-06" calcext:value-type="date">
            <text:p>0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4]+1" office:value-type="date" office:date-value="2020-06-07" calcext:value-type="date">
            <text:p>0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5]+1" office:value-type="date" office:date-value="2020-06-08" calcext:value-type="date">
            <text:p>0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6]+1" office:value-type="date" office:date-value="2020-06-09" calcext:value-type="date">
            <text:p>0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7]+1" office:value-type="date" office:date-value="2020-06-10" calcext:value-type="date">
            <text:p>1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8]+1" office:value-type="date" office:date-value="2020-06-11" calcext:value-type="date">
            <text:p>1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9]+1" office:value-type="date" office:date-value="2020-06-12" calcext:value-type="date">
            <text:p>12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0]+1" office:value-type="date" office:date-value="2020-06-13" calcext:value-type="date">
            <text:p>1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1]+1" office:value-type="date" office:date-value="2020-06-14" calcext:value-type="date">
            <text:p>1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2]+1" office:value-type="date" office:date-value="2020-06-15" calcext:value-type="date">
            <text:p>15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3]+1" office:value-type="date" office:date-value="2020-06-16" calcext:value-type="date">
            <text:p>1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formula="of:=[.M796]+[.B803]" office:value-type="float" office:value="6182.14" calcext:value-type="float">
            <text:p>6182.14</text:p>
          </table:table-cell>
          <table:table-cell table:number-columns-repeated="51"/>
        </table:table-row>
        <table:table-row table:style-name="ro1">
          <table:table-cell table:style-name="ce37" table:formula="of:=[.A814]+1" office:value-type="date" office:date-value="2020-06-17" calcext:value-type="date">
            <text:p>1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73" table:formula="of:=[.M814]-[.L814]-[.M803]" office:value-type="float" office:value="1848.14" calcext:value-type="float">
            <text:p>1848.14</text:p>
          </table:table-cell>
          <table:table-cell table:number-columns-repeated="51"/>
        </table:table-row>
        <table:table-row table:style-name="ro1">
          <table:table-cell table:style-name="ce37" table:formula="of:=[.A815]+1" office:value-type="date" office:date-value="2020-06-18" calcext:value-type="date">
            <text:p>1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6]+1" office:value-type="date" office:date-value="2020-06-19" calcext:value-type="date">
            <text:p>19-Jun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7]+1" office:value-type="date" office:date-value="2020-06-20" calcext:value-type="date">
            <text:p>2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8]+1" office:value-type="date" office:date-value="2020-06-21" calcext:value-type="date">
            <text:p>2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9]+1" office:value-type="date" office:date-value="2020-06-22" calcext:value-type="date">
            <text:p>2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0]+1" office:value-type="date" office:date-value="2020-06-23" calcext:value-type="date">
            <text:p>2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1]+1" office:value-type="date" office:date-value="2020-06-24" calcext:value-type="date">
            <text:p>2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2]+1" office:value-type="date" office:date-value="2020-06-25" calcext:value-type="date">
            <text:p>25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3]+1" office:value-type="date" office:date-value="2020-06-26" calcext:value-type="date">
            <text:p>2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4]+1" office:value-type="date" office:date-value="2020-06-27" calcext:value-type="date">
            <text:p>2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5]+1" office:value-type="date" office:date-value="2020-06-28" calcext:value-type="date">
            <text:p>2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6]+1" office:value-type="date" office:date-value="2020-06-29" calcext:value-type="date">
            <text:p>2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7]+1" office:value-type="date" office:date-value="2020-06-30" calcext:value-type="date">
            <text:p>30-Jun-20</text:p>
          </table:table-cell>
          <table:table-cell table:style-name="ce16"/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8]+1" office:value-type="date" office:date-value="2020-07-01" calcext:value-type="date">
            <text:p>0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9]+1" office:value-type="date" office:date-value="2020-07-02" calcext:value-type="date">
            <text:p>0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0]+1" office:value-type="date" office:date-value="2020-07-03" calcext:value-type="date">
            <text:p>03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1]+1" office:value-type="date" office:date-value="2020-07-04" calcext:value-type="date">
            <text:p>0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2]+1" office:value-type="date" office:date-value="2020-07-05" calcext:value-type="date">
            <text:p>0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3]+1" office:value-type="date" office:date-value="2020-07-06" calcext:value-type="date">
            <text:p>0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4]+1" office:value-type="date" office:date-value="2020-07-07" calcext:value-type="date">
            <text:p>0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5]+1" office:value-type="date" office:date-value="2020-07-08" calcext:value-type="date">
            <text:p>0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6]+1" office:value-type="date" office:date-value="2020-07-09" calcext:value-type="date">
            <text:p>0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7]+1" office:value-type="date" office:date-value="2020-07-10" calcext:value-type="date">
            <text:p>10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8]+1" office:value-type="date" office:date-value="2020-07-11" calcext:value-type="date">
            <text:p>1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9]+1" office:value-type="date" office:date-value="2020-07-12" calcext:value-type="date">
            <text:p>1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0]+1" office:value-type="date" office:date-value="2020-07-13" calcext:value-type="date">
            <text:p>1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1]+1" office:value-type="date" office:date-value="2020-07-14" calcext:value-type="date">
            <text:p>1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2]+1" office:value-type="date" office:date-value="2020-07-15" calcext:value-type="date">
            <text:p>1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3]+1" office:value-type="date" office:date-value="2020-07-16" calcext:value-type="date">
            <text:p>1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4]+1" office:value-type="date" office:date-value="2020-07-17" calcext:value-type="date">
            <text:p>17-Jul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5]+1" office:value-type="date" office:date-value="2020-07-18" calcext:value-type="date">
            <text:p>1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6]+1" office:value-type="date" office:date-value="2020-07-19" calcext:value-type="date">
            <text:p>1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7]+1" office:value-type="date" office:date-value="2020-07-20" calcext:value-type="date">
            <text:p>2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8]+1" office:value-type="date" office:date-value="2020-07-21" calcext:value-type="date">
            <text:p>21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9]+1" office:value-type="date" office:date-value="2020-07-22" calcext:value-type="date">
            <text:p>2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0]+1" office:value-type="date" office:date-value="2020-07-23" calcext:value-type="date">
            <text:p>2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1]+1" office:value-type="date" office:date-value="2020-07-24" calcext:value-type="date">
            <text:p>2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2]+1" office:value-type="date" office:date-value="2020-07-25" calcext:value-type="date">
            <text:p>2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3]+1" office:value-type="date" office:date-value="2020-07-26" calcext:value-type="date">
            <text:p>2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4]+1" office:value-type="date" office:date-value="2020-07-27" calcext:value-type="date">
            <text:p>2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5]+1" office:value-type="date" office:date-value="2020-07-28" calcext:value-type="date">
            <text:p>2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6]+1" office:value-type="date" office:date-value="2020-07-29" calcext:value-type="date">
            <text:p>2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7]+1" office:value-type="date" office:date-value="2020-07-30" calcext:value-type="date">
            <text:p>3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8]+1" office:value-type="date" office:date-value="2020-07-31" calcext:value-type="date">
            <text:p>31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9]+1" office:value-type="date" office:date-value="2020-08-01" calcext:value-type="date">
            <text:p>0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0]+1" office:value-type="date" office:date-value="2020-08-02" calcext:value-type="date">
            <text:p>0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1]+1" office:value-type="date" office:date-value="2020-08-03" calcext:value-type="date">
            <text:p>0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2]+1" office:value-type="date" office:date-value="2020-08-04" calcext:value-type="date">
            <text:p>04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3]+1" office:value-type="date" office:date-value="2020-08-05" calcext:value-type="date">
            <text:p>0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4]+1" office:value-type="date" office:date-value="2020-08-06" calcext:value-type="date">
            <text:p>06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5]+1" office:value-type="date" office:date-value="2020-08-07" calcext:value-type="date">
            <text:p>07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6]+1" office:value-type="date" office:date-value="2020-08-08" calcext:value-type="date">
            <text:p>0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7]+1" office:value-type="date" office:date-value="2020-08-09" calcext:value-type="date">
            <text:p>0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8]+1" office:value-type="date" office:date-value="2020-08-10" calcext:value-type="date">
            <text:p>1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9]+1" office:value-type="date" office:date-value="2020-08-11" calcext:value-type="date">
            <text:p>1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0]+1" office:value-type="date" office:date-value="2020-08-12" calcext:value-type="date">
            <text:p>1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1]+1" office:value-type="date" office:date-value="2020-08-13" calcext:value-type="date">
            <text:p>1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2]+1" office:value-type="date" office:date-value="2020-08-14" calcext:value-type="date">
            <text:p>14-Aug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3]+1" office:value-type="date" office:date-value="2020-08-15" calcext:value-type="date">
            <text:p>1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4]+1" office:value-type="date" office:date-value="2020-08-16" calcext:value-type="date">
            <text:p>16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5]+1" office:value-type="date" office:date-value="2020-08-17" calcext:value-type="date">
            <text:p>17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6]+1" office:value-type="date" office:date-value="2020-08-18" calcext:value-type="date">
            <text:p>1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7]+1" office:value-type="date" office:date-value="2020-08-19" calcext:value-type="date">
            <text:p>1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8]+1" office:value-type="date" office:date-value="2020-08-20" calcext:value-type="date">
            <text:p>2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9]+1" office:value-type="date" office:date-value="2020-08-21" calcext:value-type="date">
            <text:p>2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 table:number-rows-repeated="2">
          <table:table-cell table:style-name="Default"/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Presents</text:p>
          </table:table-cell>
          <table:table-cell table:style-name="Default" table:number-columns-repeated="3"/>
          <table:table-cell/>
          <table:table-cell office:value-type="string" calcext:value-type="string">
            <text:p>Income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£</text:p>
          </table:table-cell>
          <table:table-cell table:style-name="Default"/>
          <table:table-cell table:number-columns-repeated="6"/>
          <table:table-cell office:value-type="string" calcext:value-type="string">
            <text:p>Totals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 office:value-type="string" calcext:value-type="string">
            <text:p>BD</text:p>
          </table:table-cell>
          <table:table-cell/>
          <table:table-cell office:value-type="string" calcext:value-type="string">
            <text:p>Private Pension</text:p>
          </table:table-cell>
          <table:table-cell table:number-columns-repeated="2"/>
          <table:table-cell table:style-name="ce5" office:value-type="float" office:value="1865" calcext:value-type="float">
            <text:p>1865</text:p>
          </table:table-cell>
          <table:table-cell office:value-type="float" office:value="12" calcext:value-type="float">
            <text:p>12</text:p>
          </table:table-cell>
          <table:table-cell table:formula="of:=[.I886]*[.J886]" office:value-type="float" office:value="22380" calcext:value-type="float">
            <text:p>223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/>
          <table:table-cell/>
          <table:table-cell office:value-type="string" calcext:value-type="string">
            <text:p>State Pension</text:p>
          </table:table-cell>
          <table:table-cell table:number-columns-repeated="2"/>
          <table:table-cell table:style-name="ce5"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table:formula="of:=[.I887]*[.J887]" office:value-type="float" office:value="11180" calcext:value-type="float">
            <text:p>111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15" office:value-type="string" calcext:value-type="string">
            <text:p>Christmas</text:p>
          </table:table-cell>
          <table:table-cell/>
          <table:table-cell office:value-type="string" calcext:value-type="string">
            <text:p>Attendance Allowance </text:p>
          </table:table-cell>
          <table:table-cell table:number-columns-repeated="2"/>
          <table:table-cell table:style-name="ce5"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table:formula="of:=[.I888]*[.J888]" office:value-type="float" office:value="3094" calcext:value-type="float">
            <text:p>3094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ce15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office:value-type="string" calcext:value-type="string">
            <text:p>Grand </text:p>
          </table:table-cell>
          <table:table-cell table:style-name="ce33" table:formula="of:=SUM([.K886:.K888])" office:value-type="float" office:value="36654" calcext:value-type="float">
            <text:p>36654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Default" office:value-type="string" calcext:value-type="string">
            <text:p>Totals</text:p>
          </table:table-cell>
          <table:table-cell table:style-name="Default" table:formula="of:=[.B886]*[.C886]" office:value-type="float" office:value="390" calcext:value-type="float">
            <text:p>39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7]*[.C887]" office:value-type="float" office:value="300" calcext:value-type="float">
            <text:p>300</text:p>
          </table:table-cell>
          <table:table-cell table:style-name="Default"/>
          <table:table-cell/>
          <table:table-cell office:value-type="string" calcext:value-type="string">
            <text:p>Shelly</text:p>
          </table:table-cell>
          <table:table-cell table:number-columns-repeated="4"/>
          <table:table-cell office:value-type="float" office:value="52000" calcext:value-type="float">
            <text:p>52000</text:p>
          </table:table-cell>
          <table:table-cell table:number-columns-repeated="53"/>
        </table:table-row>
        <table:table-row table:style-name="ro1">
          <table:table-cell table:style-name="Default" table:number-columns-repeated="2"/>
          <table:table-cell table:style-name="Default" table:formula="of:=[.B888]*[.C888]" office:value-type="float" office:value="325" calcext:value-type="float">
            <text:p>32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9]*[.C889]" office:value-type="float" office:value="500" calcext:value-type="float">
            <text:p>5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office:value-type="string" calcext:value-type="string">
            <text:p>Grand </text:p>
          </table:table-cell>
          <table:table-cell table:style-name="ce33" table:formula="of:=SUM([.C891:.C894])" office:value-type="float" office:value="1515" calcext:value-type="float">
            <text:p>151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15" office:value-type="string" calcext:value-type="string">
            <text:p>£</text:p>
          </table:table-cell>
          <table:table-cell table:style-name="ce15" office:value-type="string" calcext:value-type="string">
            <text:p>Payments</text:p>
          </table:table-cell>
          <table:table-cell table:style-name="ce15" office:value-type="string" calcext:value-type="string">
            <text:p>Totals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BT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B899]*[.C899]" office:value-type="float" office:value="600" calcext:value-type="float">
            <text:p>600</text:p>
          </table:table-cell>
          <table:table-cell table:number-columns-repeated="3"/>
          <table:table-cell office:value-type="float" office:value="52000" calcext:value-type="float">
            <text:p>52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Npower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0]*[.C900]" office:value-type="float" office:value="2232" calcext:value-type="float">
            <text:p>223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K898]-[.K897]" office:value-type="float" office:value="475" calcext:value-type="float">
            <text:p>475</text:p>
          </table:table-cell>
          <table:table-cell table:formula="of:=[.K900]*0.4" office:value-type="float" office:value="190" calcext:value-type="float">
            <text:p>19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2]*[.C902]"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3]*[.C903]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4]*[.C904]" office:value-type="float" office:value="48" calcext:value-type="float">
            <text:p>48</text:p>
          </table:table-cell>
          <table:table-cell table:number-columns-repeated="3"/>
          <table:table-cell table:formula="of:=SUM([.H899:.H902])" office:value-type="float" office:value="58350" calcext:value-type="float">
            <text:p>58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.34" calcext:value-type="float">
            <text:p>4.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5]*[.C905]" office:value-type="float" office:value="52.08" calcext:value-type="float">
            <text:p>52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Insur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formula="of:=[.B907]*[.C907]" office:value-type="float" office:value="250" calcext:value-type="float">
            <text:p>250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and </text:p>
          </table:table-cell>
          <table:table-cell table:style-name="ce33" table:formula="of:=SUM([.D899:.D907])" office:value-type="float" office:value="3410.08" calcext:value-type="float">
            <text:p>3410.08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6500" calcext:value-type="float">
            <text:p>365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ce33" table:formula="of:=SUM([.D901:.D905])" office:value-type="float" office:value="328.08" calcext:value-type="float">
            <text:p>328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formula="of:=[.H909]-[.H910]" office:value-type="float" office:value="22000" calcext:value-type="float">
            <text:p>220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Default" table:formula="of:=[.D907]+[.D899]+[.D900]" office:value-type="float" office:value="3082" calcext:value-type="float">
            <text:p>3082</text:p>
          </table:table-cell>
          <table:table-cell table:number-columns-repeated="60"/>
        </table:table-row>
        <table:table-row table:style-name="ro1" table:number-rows-repeated="5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 table:number-rows-repeated="3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3" table:default-cell-style-name="ce5"/>
        <table:table-column table:style-name="co5" table:default-cell-style-name="ce557"/>
        <table:table-column table:style-name="co3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63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41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44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41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15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41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0910382880192628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35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6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76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4cm" svg:y="0.149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8:58:37.462615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ark.Gadsby</meta:initial-creator>
    <meta:creation-date>2007-11-08T11:57:03Z</meta:creation-date>
    <dc:date>2020-05-30T10:43:08.372311401</dc:date>
    <meta:print-date>2018-10-10T11:51:59Z</meta:print-date>
    <meta:editing-cycles>56</meta:editing-cycles>
    <meta:editing-duration>PT2H48M53S</meta:editing-duration>
    <meta:document-statistic meta:table-count="2" meta:cell-count="4435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9cm" chart:style-name="ch2">
          <text:p>2015</text:p>
        </chart:title>
        <chart:plot-area chart:style-name="ch3" table:cell-range-address="Data.A343:Data.B444" svg:x="0.164cm" svg:y="0.894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6">
                <text:p>15.8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